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Text_20_body">
      <style:text-properties officeooo:rsid="0093d6b9" officeooo:paragraph-rsid="00980bef"/>
    </style:style>
    <style:style style:name="P14" style:family="paragraph" style:parent-style-name="Text_20_body">
      <style:text-properties officeooo:rsid="0093d6b9" officeooo:paragraph-rsid="00993250"/>
    </style:style>
    <style:style style:name="P15" style:family="paragraph" style:parent-style-name="Text_20_body">
      <style:text-properties officeooo:rsid="0093d6b9" officeooo:paragraph-rsid="0099f2aa"/>
    </style:style>
    <style:style style:name="P16" style:family="paragraph" style:parent-style-name="Text_20_body">
      <style:text-properties officeooo:rsid="0093d6b9" officeooo:paragraph-rsid="009a10cc"/>
    </style:style>
    <style:style style:name="P17" style:family="paragraph" style:parent-style-name="Heading_20_1">
      <style:paragraph-properties fo:margin-top="0cm" fo:margin-bottom="0cm" loext:contextual-spacing="false"/>
    </style:style>
    <style:style style:name="P18" style:family="paragraph" style:parent-style-name="Text_20_body">
      <style:text-properties officeooo:rsid="0093d6b9" officeooo:paragraph-rsid="009d8e41"/>
    </style:style>
    <style:style style:name="P19" style:family="paragraph" style:parent-style-name="Text_20_body">
      <style:text-properties officeooo:paragraph-rsid="009d8e41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  <style:style style:name="T14" style:family="text">
      <style:text-properties officeooo:rsid="00993250"/>
    </style:style>
    <style:style style:name="T15" style:family="text">
      <style:text-properties officeooo:rsid="0099f2aa"/>
    </style:style>
    <style:style style:name="T16" style:family="text">
      <style:text-properties officeooo:rsid="009bced4"/>
    </style:style>
    <style:style style:name="T17" style:family="text">
      <style:text-properties officeooo:rsid="009d8e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9"><text:span text:style-name="T10">04.11.2019 - Added chapter 7.1.7 Editors - 3D View - Tool Shelf - Curve - Edit Mode.pdf</text:span></text:p>
      <text:p text:style-name="P18">3<text:span text:style-name="T16">1</text:span>.10.2019 - Added chapter 7.1.6 Editors - 3D View - Tool Shelf - Mesh - Textute Paint Mode.pdf</text:p>
      <text:p text:style-name="P16">30.10.2019 - Added chapter 7.1.5 Editors - 3D View - Tool Shelf - Mesh - Weight Paint Mode.pdf</text:p>
      <text:p text:style-name="P15">2<text:span text:style-name="T15">9</text:span>.10.2019 - Added chapter 7.1.4 Editors - 3D View - Tool Shelf - Mesh - Vertex Paint Mode.pdf</text:p>
      <text:p text:style-name="P15">2<text:span text:style-name="T14">8</text:span>.10.2019 - Added chapter 7.1.3 Editors - 3D View - Tool Shelf - Mesh - Sculpt Mode.pdf</text:p>
      <text:p text:style-name="P14">27.10.2019 - Updated chapter 25.1.3 Editors - Properties Editor - Tools Tab - Sculpt Mode.odt</text:p>
      <text:p text:style-name="P13">2<text:span text:style-name="T13">6</text:span>.10.2019 - Added chapter 7.1.2 Editors - 3D View - Tool Shelf - Mesh - Edit Mode.pdf</text:p>
      <text:p text:style-name="P13">22.10.2019 - Added chapter 7.1.1 Editors - 3D View - Tool Shelf - <text:s/>Object Mode.pdf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0M2S</meta:editing-duration>
    <meta:editing-cycles>130</meta:editing-cycles>
    <meta:generator>LibreOffice/6.3.0.4$Windows_X86_64 LibreOffice_project/057fc023c990d676a43019934386b85b21a9ee99</meta:generator>
    <dc:date>2019-11-04T13:30:45.399000000</dc:date>
    <meta:document-statistic meta:table-count="1" meta:image-count="0" meta:object-count="0" meta:page-count="3" meta:paragraph-count="75" meta:word-count="1118" meta:character-count="6206" meta:non-whitespace-character-count="5153"/>
    <meta:template xlink:type="simple" xlink:actuate="onRequest" xlink:title="standard1cm" xlink:href="../../../../AppData/Roaming/LibreOffice/4/user/template/standard1cm.ott" meta:date="2016-03-28T18:47:57.125000000"/>
  </office:meta>
</office:document-meta>
</file>